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itle">
      <style:paragraph-properties fo:text-align="start" style:justify-single-word="false"/>
    </style:style>
    <style:style style:name="P2" style:family="paragraph" style:parent-style-name="Standard" style:list-style-name="L2"/>
    <style:style style:name="P3" style:family="paragraph" style:parent-style-name="Standard" style:list-style-name="L2">
      <style:text-properties officeooo:rsid="0000c261" officeooo:paragraph-rsid="0000c261"/>
    </style:style>
    <style:style style:name="P4" style:family="paragraph" style:parent-style-name="Text_20_body" style:list-style-name="L1">
      <style:text-properties officeooo:rsid="00000f7c"/>
    </style:style>
    <style:style style:name="P5" style:family="paragraph" style:parent-style-name="Text_20_body" style:list-style-name="L1">
      <style:text-properties officeooo:rsid="00000f7c" officeooo:paragraph-rsid="00000f7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ssive Attenuator/Crossfader</text:p>
      <text:p text:style-name="Standard">Die Schaltung ist die einfachste Schaltung, die man mit einem Poti und zwei Stecker anstellen kann. Ist nur ein Kabel in die Klinkenstecker eingesteckt, so fungiert die Schaltung als Abschwächer (der zweite Pin des Potis wird über den geschalteten Klinkenstecker auf GND gezogen). Sind zwei Kabel eingesteckt, fungiert das Poti als primitiver Crossfader: ein variabler, invertierender Wiederstand zwischen den beiden Kabeln. Der Crossfader ist dabei nicht sauber, das heisst die beiden Kanäle sind nicht voneinander gekoppelt und streuen sich gegenseitig ihre Signale zu. Dafür ist die Schaltung super einfach, super klein, super billig und braucht keinen Strom.</text:p>
      <text:h text:style-name="Heading_20_1" text:outline-level="1">Bauteile</text:h>
      <text:list xml:id="list506727255" text:style-name="L1">
        <text:list-item>
          <text:p text:style-name="P4">ein halbiertes Mono-Kabel mit Klinkenstecker</text:p>
        </text:list-item>
        <text:list-item>
          <text:p text:style-name="P5">Platine</text:p>
        </text:list-item>
        <text:list-item>
          <text:p text:style-name="P5">2x Mono-Klinkenstecker</text:p>
        </text:list-item>
        <text:list-item>
          <text:p text:style-name="P5">Potentiometer</text:p>
        </text:list-item>
      </text:list>
      <text:h text:style-name="Heading_20_1" text:outline-level="1">Bauanleitung</text:h>
      <text:list xml:id="list2594553302" text:style-name="L2">
        <text:list-item>
          <text:p text:style-name="P2">Klinkenstecker: Die Stecker auf die Platine stecken, um zu eruieren, wie viel die Pins dabei auf der Rückseite herausragen. Sie müssen vor dem Löten soweit gekürzt werden, damit sie nicht auf der anderen Seite herauskommen, aber doch so lange sein, damit der Stecker am Ende gelötet werden kann und gut hält. Die Stecker noch nicht löten</text:p>
        </text:list-item>
        <text:list-item>
          <text:p text:style-name="P2">Das Poti in gleicher Weise testen und die Pins kürzen. Erst wenn alle Bauteile gekürzte Pins haben, weiterfahren.</text:p>
        </text:list-item>
        <text:list-item>
          <text:p text:style-name="P2">Klinkenstecker anlöten. Lötknubel oder -hügel auf der Rückseite entfernen, damit die Platine so glatt wie möglich ist. Es ist wegen der kleinen Bauteile und verkürzten Pins dringend angeraten, sich eine Möglichkeit zur Fixierung der Platine und der Stecker einzurichten: Beschwerung mit Zangen, Wäscheklammern, zusätzliche helfende Hände, was auch immer.</text:p>
        </text:list-item>
        <text:list-item>
          <text:p text:style-name="P2">Poti anlöten. Es sind nur 4 der 5 Pins mit dem Lötkolben erreichbar. Der 5. Pin wird nicht gelötet. Die drei vorderen Poti-Pins müssen von der Oberseite her gelötet werden.</text:p>
        </text:list-item>
        <text:list-item>
          <text:p text:style-name="P2">Ein Klinkenkabel halbieren (falls nicht schon gemacht), abisolieren. Der Plus-Draht kommt ins einzige noch freie Loch, der Minus-Draht entweder auf die freie Fläche, oder an einen der aussenstehenden Drähte der Klinkenstecker.</text:p>
        </text:list-item>
        <text:list-item>
          <text:p text:style-name="P3">Am Ende einen Tropfen Heissleim ans Ende des Klinkenkabels setzen, damit es weniger schnell aus der Platine ausreiss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09T22:21:30.099081177</meta:creation-date>
    <dc:date>2022-08-10T20:06:13.277930527</dc:date>
    <meta:editing-duration>PT2H11M42S</meta:editing-duration>
    <meta:editing-cycles>3</meta:editing-cycles>
    <meta:generator>LibreOffice/7.3.1.3$MacOSX_AARCH64 LibreOffice_project/a69ca51ded25f3eefd52d7bf9a5fad8c90b87951</meta:generator>
    <meta:document-statistic meta:table-count="0" meta:image-count="0" meta:object-count="0" meta:page-count="1" meta:paragraph-count="14" meta:word-count="322" meta:character-count="2133" meta:non-whitespace-character-count="1835"/>
  </office:meta>
</office:document-meta>
</file>